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ime_steps_per_upd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ime steps per update = n_steps * num_envs 8 * (n_possible_predator + n_possible_prey)</text:p>
          </table:table-cell>
          <table:table-cell/>
          <table:table-cell table:style-name="Default"/>
          <table:table-cell table:number-columns-repeated="7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Scenarios</text:p>
          </table:table-cell>
          <table:table-cell table:style-name="ce2" office:value-type="string" calcext:value-type="string">
            <text:p>n_steps</text:p>
          </table:table-cell>
          <table:table-cell table:style-name="ce2" office:value-type="string" calcext:value-type="string">
            <text:p>num_env</text:p>
          </table:table-cell>
          <table:table-cell table:style-name="ce2" office:value-type="string" calcext:value-type="string">
            <text:p>n_possible_predator </text:p>
          </table:table-cell>
          <table:table-cell table:style-name="ce2" office:value-type="string" calcext:value-type="string">
            <text:p>n_possible_prey</text:p>
          </table:table-cell>
          <table:table-cell table:style-name="ce2" office:value-type="string" calcext:value-type="string">
            <text:p>n_possible_agents</text:p>
          </table:table-cell>
          <table:table-cell table:style-name="ce2" office:value-type="string" calcext:value-type="string">
            <text:p>time_steps_per_update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option_low</text:p>
          </table:table-cell>
          <table:table-cell office:value-type="string" calcext:value-type="string">
            <text:p>option_high</text:p>
          </table:table-cell>
        </table:table-row>
        <table:table-row table:style-name="ro1">
          <table:table-cell office:value-type="string" calcext:value-type="string">
            <text:p>PPO1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D9]+[.E9]" office:value-type="float" office:value="140" calcext:value-type="float">
            <text:p>140</text:p>
          </table:table-cell>
          <table:table-cell table:style-name="ce6" table:formula="of:=[.B9]*[.C9]*[.F9]" office:value-type="float" office:value="36700160" calcext:value-type="float">
            <text:p>36,700,160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H9]/[.G9])*[.G9]" office:value-type="float" office:value="0" calcext:value-type="float">
            <text:p>0</text:p>
          </table:table-cell>
          <table:table-cell table:style-name="ce6" table:formula="of:=(TRUNC([.H9]/[.G9])+1)*[.G9]" office:value-type="float" office:value="36700160" calcext:value-type="float">
            <text:p>36,700,160</text:p>
          </table:table-cell>
        </table:table-row>
        <table:table-row table:style-name="ro1">
          <table:table-cell office:value-type="string" calcext:value-type="string">
            <text:p>PPO2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formula="of:=[.D10]+[.E10]" office:value-type="float" office:value="78" calcext:value-type="float">
            <text:p>78</text:p>
          </table:table-cell>
          <table:table-cell table:style-name="ce6" table:formula="of:=[.B10]*[.C10]*[.F10]" office:value-type="float" office:value="10223616" calcext:value-type="float">
            <text:p>10,223,616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H10]/[.G10])*[.G10]" office:value-type="float" office:value="0" calcext:value-type="float">
            <text:p>0</text:p>
          </table:table-cell>
          <table:table-cell table:style-name="ce6" table:formula="of:=(TRUNC([.H10]/[.G10])+1)*[.G10]" office:value-type="float" office:value="10223616" calcext:value-type="float">
            <text:p>10,223,616</text:p>
          </table:table-cell>
        </table:table-row>
        <table:table-row table:style-name="ro1">
          <table:table-cell office:value-type="string" calcext:value-type="string">
            <text:p>PPO3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11]+[.E11]" office:value-type="float" office:value="42" calcext:value-type="float">
            <text:p>42</text:p>
          </table:table-cell>
          <table:table-cell table:style-name="ce6" table:formula="of:=[.B11]*[.C11]*[.F11]" office:value-type="float" office:value="688128" calcext:value-type="float">
            <text:p>688,128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H11]/[.G11])*[.G11]" office:value-type="float" office:value="9633792" calcext:value-type="float">
            <text:p>9,633,792</text:p>
          </table:table-cell>
          <table:table-cell table:style-name="ce6" table:formula="of:=(TRUNC([.H11]/[.G11])+1)*[.G11]" office:value-type="float" office:value="10321920" calcext:value-type="float">
            <text:p>10,321,920</text:p>
          </table:table-cell>
        </table:table-row>
        <table:table-row table:style-name="ro1">
          <table:table-cell office:value-type="string" calcext:value-type="string">
            <text:p>PPO4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D12]+[.E12]" office:value-type="float" office:value="100" calcext:value-type="float">
            <text:p>100</text:p>
          </table:table-cell>
          <table:table-cell table:style-name="ce6" table:formula="of:=[.B12]*[.C12]*[.F12]" office:value-type="float" office:value="1638400" calcext:value-type="float">
            <text:p>1,638,400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H12]/[.G12])*[.G12]" office:value-type="float" office:value="9830400" calcext:value-type="float">
            <text:p>9,830,400</text:p>
          </table:table-cell>
          <table:table-cell table:style-name="ce6" table:formula="of:=(TRUNC([.H12]/[.G12])+1)*[.G12]" office:value-type="float" office:value="11468800" calcext:value-type="float">
            <text:p>11,468,800</text:p>
          </table:table-cell>
        </table:table-row>
        <table:table-row table:style-name="ro1">
          <table:table-cell office:value-type="string" calcext:value-type="string">
            <text:p>PPO5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D13]+[.E13]" office:value-type="float" office:value="140" calcext:value-type="float">
            <text:p>140</text:p>
          </table:table-cell>
          <table:table-cell table:style-name="ce6" table:formula="of:=[.B13]*[.C13]*[.F13]" office:value-type="float" office:value="2293760" calcext:value-type="float">
            <text:p>2,293,760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H13]/[.G13])*[.G13]" office:value-type="float" office:value="9175040" calcext:value-type="float">
            <text:p>9,175,040</text:p>
          </table:table-cell>
          <table:table-cell table:style-name="ce6" table:formula="of:=(TRUNC([.H13]/[.G13])+1)*[.G13]" office:value-type="float" office:value="11468800" calcext:value-type="float">
            <text:p>11,468,800</text:p>
          </table:table-cell>
        </table:table-row>
        <table:table-row table:style-name="ro1">
          <table:table-cell office:value-type="string" calcext:value-type="string">
            <text:p>PPO6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D14]+[.E14]" office:value-type="float" office:value="110" calcext:value-type="float">
            <text:p>110</text:p>
          </table:table-cell>
          <table:table-cell table:style-name="ce6" table:formula="of:=[.B14]*[.C14]*[.F14]" office:value-type="float" office:value="1802240" calcext:value-type="float">
            <text:p>1,802,240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H14]/[.G14])*[.G14]" office:value-type="float" office:value="9011200" calcext:value-type="float">
            <text:p>9,011,200</text:p>
          </table:table-cell>
          <table:table-cell table:style-name="ce6" table:formula="of:=(TRUNC([.H14]/[.G14])+1)*[.G14]" office:value-type="float" office:value="10813440" calcext:value-type="float">
            <text:p>10,813,440</text:p>
          </table:table-cell>
        </table:table-row>
        <table:table-row table:style-name="ro1">
          <table:table-cell office:value-type="string" calcext:value-type="string">
            <text:p>PPO7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D15]+[.E15]" office:value-type="float" office:value="140" calcext:value-type="float">
            <text:p>140</text:p>
          </table:table-cell>
          <table:table-cell table:style-name="ce6" table:formula="of:=[.B15]*[.C15]*[.F15]" office:value-type="float" office:value="36700160" calcext:value-type="float">
            <text:p>36,700,160</text:p>
          </table:table-cell>
          <table:table-cell table:style-name="ce6" office:value-type="float" office:value="10000000" calcext:value-type="float">
            <text:p>10,000,000</text:p>
          </table:table-cell>
          <table:table-cell table:style-name="ce6" table:formula="of:=TRUNC([.H15]/[.G15])*[.G15]" office:value-type="float" office:value="0" calcext:value-type="float">
            <text:p>0</text:p>
          </table:table-cell>
          <table:table-cell table:style-name="ce6" table:formula="of:=(TRUNC([.H15]/[.G15])+1)*[.G15]" office:value-type="float" office:value="36700160" calcext:value-type="float">
            <text:p>36,700,16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raction</text:p>
          </table:table-cell>
          <table:table-cell table:style-name="ce2" office:value-type="string" calcext:value-type="string">
            <text:p>fraction of:</text:p>
          </table:table-cell>
          <table:table-cell table:style-name="ce7" office:value-type="string" calcext:value-type="string">
            <text:p>batchsiz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18]/[.A18]" office:value-type="float" office:value="1638400" calcext:value-type="float">
            <text:p>1,638,400.00</text:p>
          </table:table-cell>
          <table:table-cell table:number-columns-repeated="7"/>
        </table:table-row>
        <table:table-row table:style-name="ro1">
          <table:table-cell table:formula="of:=[.A18]*2" office:value-type="float" office:value="2" calcext:value-type="float">
            <text:p>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19]/[.A19]" office:value-type="float" office:value="819200" calcext:value-type="float">
            <text:p>819,200.00</text:p>
          </table:table-cell>
          <table:table-cell table:number-columns-repeated="7"/>
        </table:table-row>
        <table:table-row table:style-name="ro1">
          <table:table-cell table:formula="of:=[.A19]*2" office:value-type="float" office:value="4" calcext:value-type="float">
            <text:p>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0]/[.A20]" office:value-type="float" office:value="409600" calcext:value-type="float">
            <text:p>409,600.00</text:p>
          </table:table-cell>
          <table:table-cell table:number-columns-repeated="7"/>
        </table:table-row>
        <table:table-row table:style-name="ro1">
          <table:table-cell table:formula="of:=[.A20]*2" office:value-type="float" office:value="8" calcext:value-type="float">
            <text:p>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1]/[.A21]" office:value-type="float" office:value="204800" calcext:value-type="float">
            <text:p>204,800.00</text:p>
          </table:table-cell>
          <table:table-cell table:number-columns-repeated="7"/>
        </table:table-row>
        <table:table-row table:style-name="ro1">
          <table:table-cell table:formula="of:=[.A21]*2" office:value-type="float" office:value="16" calcext:value-type="float">
            <text:p>1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2]/[.A22]" office:value-type="float" office:value="102400" calcext:value-type="float">
            <text:p>102,400.00</text:p>
          </table:table-cell>
          <table:table-cell table:number-columns-repeated="7"/>
        </table:table-row>
        <table:table-row table:style-name="ro1">
          <table:table-cell table:formula="of:=[.A22]*2" office:value-type="float" office:value="32" calcext:value-type="float">
            <text:p>3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3]/[.A23]" office:value-type="float" office:value="51200" calcext:value-type="float">
            <text:p>51,200.00</text:p>
          </table:table-cell>
          <table:table-cell table:number-columns-repeated="7"/>
        </table:table-row>
        <table:table-row table:style-name="ro1">
          <table:table-cell table:formula="of:=[.A23]*2" office:value-type="float" office:value="64" calcext:value-type="float">
            <text:p>6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4]/[.A24]" office:value-type="float" office:value="25600" calcext:value-type="float">
            <text:p>25,600.00</text:p>
          </table:table-cell>
          <table:table-cell table:number-columns-repeated="7"/>
        </table:table-row>
        <table:table-row table:style-name="ro1">
          <table:table-cell table:formula="of:=[.A24]*2" office:value-type="float" office:value="128" calcext:value-type="float">
            <text:p>12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5]/[.A25]" office:value-type="float" office:value="12800" calcext:value-type="float">
            <text:p>12,800.00</text:p>
          </table:table-cell>
          <table:table-cell table:number-columns-repeated="7"/>
        </table:table-row>
        <table:table-row table:style-name="ro1">
          <table:table-cell table:formula="of:=[.A25]*2" office:value-type="float" office:value="256" calcext:value-type="float">
            <text:p>25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6]/[.A26]" office:value-type="float" office:value="6400" calcext:value-type="float">
            <text:p>6,400.00</text:p>
          </table:table-cell>
          <table:table-cell table:number-columns-repeated="7"/>
        </table:table-row>
        <table:table-row table:style-name="ro1">
          <table:table-cell table:formula="of:=[.A26]*2" office:value-type="float" office:value="512" calcext:value-type="float">
            <text:p>51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7]/[.A27]" office:value-type="float" office:value="3200" calcext:value-type="float">
            <text:p>3,200.00</text:p>
          </table:table-cell>
          <table:table-cell table:number-columns-repeated="7"/>
        </table:table-row>
        <table:table-row table:style-name="ro1">
          <table:table-cell table:formula="of:=[.A27]*2" office:value-type="float" office:value="1024" calcext:value-type="float">
            <text:p>102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8]/[.A28]" office:value-type="float" office:value="1600" calcext:value-type="float">
            <text:p>1,600.00</text:p>
          </table:table-cell>
          <table:table-cell table:number-columns-repeated="7"/>
        </table:table-row>
        <table:table-row table:style-name="ro1">
          <table:table-cell table:formula="of:=[.A28]*2" office:value-type="float" office:value="2048" calcext:value-type="float">
            <text:p>204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29]/[.A29]" office:value-type="float" office:value="800" calcext:value-type="float">
            <text:p>800.00</text:p>
          </table:table-cell>
          <table:table-cell table:number-columns-repeated="7"/>
        </table:table-row>
        <table:table-row table:style-name="ro1">
          <table:table-cell table:formula="of:=[.A29]*2" office:value-type="float" office:value="4096" calcext:value-type="float">
            <text:p>409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0]/[.A30]" office:value-type="float" office:value="400" calcext:value-type="float">
            <text:p>400.00</text:p>
          </table:table-cell>
          <table:table-cell table:number-columns-repeated="7"/>
        </table:table-row>
        <table:table-row table:style-name="ro1">
          <table:table-cell table:formula="of:=[.A30]*2" office:value-type="float" office:value="8192" calcext:value-type="float">
            <text:p>8192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1]/[.A31]" office:value-type="float" office:value="200" calcext:value-type="float">
            <text:p>200.00</text:p>
          </table:table-cell>
          <table:table-cell table:number-columns-repeated="7"/>
        </table:table-row>
        <table:table-row table:style-name="ro1">
          <table:table-cell table:formula="of:=[.A31]*2" office:value-type="float" office:value="16384" calcext:value-type="float">
            <text:p>16384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2]/[.A32]" office:value-type="float" office:value="100" calcext:value-type="float">
            <text:p>100.00</text:p>
          </table:table-cell>
          <table:table-cell table:number-columns-repeated="7"/>
        </table:table-row>
        <table:table-row table:style-name="ro1">
          <table:table-cell table:formula="of:=[.A32]*2" office:value-type="float" office:value="32768" calcext:value-type="float">
            <text:p>32768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3]/[.A33]" office:value-type="float" office:value="50" calcext:value-type="float">
            <text:p>50.00</text:p>
          </table:table-cell>
          <table:table-cell table:number-columns-repeated="7"/>
        </table:table-row>
        <table:table-row table:style-name="ro1">
          <table:table-cell table:formula="of:=[.A33]*2" office:value-type="float" office:value="65536" calcext:value-type="float">
            <text:p>65536</text:p>
          </table:table-cell>
          <table:table-cell table:formula="of:=[.B$12]*[.C$12]*[.F$12]" office:value-type="float" office:value="1638400" calcext:value-type="float">
            <text:p>1638400</text:p>
          </table:table-cell>
          <table:table-cell table:formula="of:=[.B34]/[.A34]" office:value-type="float" office:value="25" calcext:value-type="float">
            <text:p>25.00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1">
        <number:embedded-text number:position="3">  </number:embedded-text>
      </number:number>
    </number:number-style>
    <number:number-style style:name="N122">
      <number:number number:decimal-places="0" number:min-decimal-places="0" number:min-integer-digits="1">
        <number:embedded-text number:position="3">_</number:embedded-text>
      </number:number>
    </number:number-style>
    <number:number-style style:name="N12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08:49:56.673043856</meta:creation-date>
    <meta:generator>LibreOffice/7.3.7.2$Linux_X86_64 LibreOffice_project/30$Build-2</meta:generator>
    <dc:date>2024-12-28T23:35:56.897880131</dc:date>
    <meta:editing-duration>PT19H55M10S</meta:editing-duration>
    <meta:editing-cycles>12</meta:editing-cycles>
    <meta:document-statistic meta:table-count="1" meta:cell-count="135" meta:object-count="0"/>
  </office:meta>
</office:document-meta>
</file>